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3e8c" officeooo:paragraph-rsid="000b3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ake enemies not see through walls.</text:p>
      <text:p text:style-name="P1"/>
      <text:p text:style-name="P1">2. Implement menu system.</text:p>
      <text:p text:style-name="P1"/>
      <text:p text:style-name="P1">3. Design a few more levels.</text:p>
      <text:p text:style-name="P1"/>
      <text:p text:style-name="P1">4. Debug enemy patrol routes (They stay at the last instruction for one extra turn before returning to first instruct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4:10:30.398649000</meta:creation-date>
    <dc:date>2014-05-06T14:13:07.828949000</dc:date>
    <meta:editing-duration>P0D</meta:editing-duration>
    <meta:editing-cycles>1</meta:editing-cycles>
    <meta:document-statistic meta:table-count="0" meta:image-count="0" meta:object-count="0" meta:page-count="1" meta:paragraph-count="4" meta:word-count="37" meta:character-count="213" meta:non-whitespace-character-count="180"/>
    <meta:generator>LibreOffice/4.2.2.1$MacOSX_X86_64 LibreOffice_project/3be8cda0bddd8e430d8cda1ebfd581265cca5a0f</meta:generator>
  </office:meta>
</office:document-meta>
</file>